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8pt" officeooo:rsid="00105087" officeooo:paragraph-rsid="00105087" style:font-size-asian="18pt" style:font-size-complex="18pt"/>
    </style:style>
    <style:style style:name="P2" style:family="paragraph" style:parent-style-name="Text_20_body">
      <style:text-properties fo:font-size="18pt" officeooo:rsid="001cfb6a" officeooo:paragraph-rsid="001cfb6a" style:font-size-asian="18pt" style:font-size-complex="18pt"/>
    </style:style>
    <style:style style:name="P3" style:family="paragraph" style:parent-style-name="Text_20_body">
      <style:paragraph-properties fo:margin-top="0in" fo:margin-bottom="0in" style:contextual-spacing="false"/>
      <style:text-properties officeooo:paragraph-rsid="00105087"/>
    </style:style>
    <style:style style:name="P4" style:family="paragraph" style:parent-style-name="Text_20_body">
      <style:paragraph-properties fo:margin-top="0in" fo:margin-bottom="0in" style:contextual-spacing="false"/>
      <style:text-properties officeooo:rsid="00105087" officeooo:paragraph-rsid="00105087"/>
    </style:style>
    <style:style style:name="P5" style:family="paragraph" style:parent-style-name="Text_20_body">
      <style:paragraph-properties fo:margin-top="0in" fo:margin-bottom="0in" style:contextual-spacing="false"/>
      <style:text-properties officeooo:paragraph-rsid="00119e4e"/>
    </style:style>
    <style:style style:name="P6" style:family="paragraph" style:parent-style-name="Text_20_body">
      <style:paragraph-properties fo:margin-top="0in" fo:margin-bottom="0in" style:contextual-spacing="false"/>
      <style:text-properties officeooo:rsid="00119e4e" officeooo:paragraph-rsid="00119e4e"/>
    </style:style>
    <style:style style:name="P7" style:family="paragraph" style:parent-style-name="Text_20_body">
      <style:text-properties fo:font-size="12pt" officeooo:rsid="00162faa" officeooo:paragraph-rsid="00162faa" style:font-size-asian="12pt" style:font-size-complex="12pt"/>
    </style:style>
    <style:style style:name="P8" style:family="paragraph" style:parent-style-name="Text_20_body">
      <style:paragraph-properties fo:margin-top="0in" fo:margin-bottom="0in" style:contextual-spacing="false"/>
      <style:text-properties officeooo:rsid="0016545b" officeooo:paragraph-rsid="001cfb6a"/>
    </style:style>
    <style:style style:name="P9" style:family="paragraph" style:parent-style-name="Text_20_body">
      <style:paragraph-properties fo:margin-top="0in" fo:margin-bottom="0in" style:contextual-spacing="false"/>
      <style:text-properties officeooo:rsid="001b72c8" officeooo:paragraph-rsid="001b72c8"/>
    </style:style>
    <style:style style:name="P10" style:family="paragraph" style:parent-style-name="Text_20_body">
      <style:paragraph-properties fo:margin-top="0in" fo:margin-bottom="0in" style:contextual-spacing="false"/>
      <style:text-properties officeooo:rsid="001b72c8" officeooo:paragraph-rsid="001cfb6a"/>
    </style:style>
    <style:style style:name="P11" style:family="paragraph" style:parent-style-name="Text_20_body">
      <style:paragraph-properties fo:margin-top="0in" fo:margin-bottom="0in" style:contextual-spacing="false"/>
      <style:text-properties officeooo:paragraph-rsid="001b72c8"/>
    </style:style>
    <style:style style:name="P12" style:family="paragraph" style:parent-style-name="Text_20_body">
      <style:paragraph-properties fo:margin-top="0in" fo:margin-bottom="0in" style:contextual-spacing="false"/>
      <style:text-properties officeooo:paragraph-rsid="001bdd81"/>
    </style:style>
    <style:style style:name="P13" style:family="paragraph" style:parent-style-name="Text_20_body">
      <style:paragraph-properties fo:margin-top="0in" fo:margin-bottom="0in" style:contextual-spacing="false"/>
      <style:text-properties officeooo:rsid="001cfb6a" officeooo:paragraph-rsid="001cfb6a"/>
    </style:style>
    <style:style style:name="P14" style:family="paragraph" style:parent-style-name="Text_20_body">
      <style:paragraph-properties fo:margin-top="0in" fo:margin-bottom="0in" style:contextual-spacing="false"/>
      <style:text-properties officeooo:paragraph-rsid="001cfb6a"/>
    </style:style>
    <style:style style:name="P15" style:family="paragraph" style:parent-style-name="Text_20_body">
      <style:paragraph-properties fo:margin-top="0in" fo:margin-bottom="0in" style:contextual-spacing="false"/>
      <style:text-properties fo:font-size="18pt" officeooo:paragraph-rsid="00105087" style:font-size-asian="18pt" style:font-size-complex="18pt"/>
    </style:style>
    <style:style style:name="P16" style:family="paragraph" style:parent-style-name="Text_20_body">
      <style:paragraph-properties fo:margin-top="0in" fo:margin-bottom="0in" style:contextual-spacing="false"/>
      <style:text-properties fo:font-size="18pt" officeooo:rsid="0022a80c" officeooo:paragraph-rsid="0022a80c" style:font-size-asian="18pt" style:font-size-complex="18pt"/>
    </style:style>
    <style:style style:name="P17" style:family="paragraph" style:parent-style-name="Text_20_body">
      <style:paragraph-properties fo:margin-top="0in" fo:margin-bottom="0in" style:contextual-spacing="false"/>
      <style:text-properties officeooo:rsid="001cfb6a" officeooo:paragraph-rsid="001cfb6a"/>
    </style:style>
    <style:style style:name="P18" style:family="paragraph" style:parent-style-name="Text_20_body">
      <style:paragraph-properties fo:margin-top="0in" fo:margin-bottom="0in" style:contextual-spacing="false"/>
      <style:text-properties officeooo:rsid="001cfb6a" officeooo:paragraph-rsid="001b72c8"/>
    </style:style>
    <style:style style:name="P19" style:family="paragraph" style:parent-style-name="Text_20_body">
      <style:paragraph-properties fo:margin-top="0in" fo:margin-bottom="0in" style:contextual-spacing="false"/>
      <style:text-properties officeooo:rsid="001cfb6a" officeooo:paragraph-rsid="00248c0d"/>
    </style:style>
    <style:style style:name="P20" style:family="paragraph" style:parent-style-name="Text_20_body">
      <style:paragraph-properties fo:margin-top="0in" fo:margin-bottom="0in" style:contextual-spacing="false"/>
      <style:text-properties officeooo:paragraph-rsid="00248c0d"/>
    </style:style>
    <style:style style:name="T1" style:family="text">
      <style:text-properties fo:font-size="18pt" style:font-size-asian="18pt" style:font-size-complex="18pt"/>
    </style:style>
    <style:style style:name="T2" style:family="text">
      <style:text-properties fo:font-size="18pt" officeooo:rsid="001bdd81" style:font-size-asian="18pt" style:font-size-complex="18pt"/>
    </style:style>
    <style:style style:name="T3" style:family="text">
      <style:text-properties officeooo:rsid="00119e4e"/>
    </style:style>
    <style:style style:name="T4" style:family="text">
      <style:text-properties officeooo:rsid="00135bcf"/>
    </style:style>
    <style:style style:name="T5" style:family="text">
      <style:text-properties officeooo:rsid="0016545b"/>
    </style:style>
    <style:style style:name="T6" style:family="text">
      <style:text-properties officeooo:rsid="0017604e"/>
    </style:style>
    <style:style style:name="T7" style:family="text">
      <style:text-properties officeooo:rsid="001a18b6"/>
    </style:style>
    <style:style style:name="T8" style:family="text">
      <style:text-properties officeooo:rsid="001b72c8"/>
    </style:style>
    <style:style style:name="T9" style:family="text">
      <style:text-properties officeooo:rsid="001bdd81"/>
    </style:style>
    <style:style style:name="T10" style:family="text">
      <style:text-properties officeooo:rsid="001cfb6a"/>
    </style:style>
    <style:style style:name="T11" style:family="text">
      <style:text-properties officeooo:rsid="0022a8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ackground and Motivation </text:p>
      <text:p text:style-name="P3">Automatic speech recognition is pivotal in modern HCI. It allows for better and faster communication. In the last decade with the invention of deep neural networks significant progress has been made in ASR. Howeve,r current models struggle with noisy inputs that disturbs the transcription of the data. Robust noise recognition has many practical applications. <text:span text:style-name="T7">Robust noise recognition</text:span> lifts deployment constraints and makes the technology more accessible. In recent years large LLM, that are trained in a unsupervised fashion, have improved the generalization performance in noisy settings. <text:span text:style-name="T8">This is mainly </text:span>because of their vast training resources and multiple training tasks. <text:span text:style-name="T8">Popular examples are are WavLm and Whisper.</text:span></text:p>
      <text:p text:style-name="P5">Whisper <text:span text:style-name="T3">can </text:span>produces <text:span text:style-name="T3">comparable</text:span> performance on the <text:span text:style-name="T3">some </text:span>dataset<text:span text:style-name="T3">s</text:span> <text:span text:style-name="T3">to </text:span>some smaller trained models. Sometimes <text:span text:style-name="T3">without being fine-tuned on the data</text:span>. <text:span text:style-name="T5">In this thesis we look into methods for increasing the performance of Whisper on noisy training data. </text:span></text:p>
      <text:p text:style-name="P5"/>
      <text:p text:style-name="P12"><text:span text:style-name="T2">Context and Introduction</text:span><text:span text:style-name="T1">: </text:span></text:p>
      <text:p text:style-name="P12">Many of the common datasets suffer from the audiobook bias, we argue that this is not a realistic setting to evaluate the <text:span text:style-name="T9">noise robustness</text:span> of the model. To assess the robustness we measure the performance on challenging sound datasets like Chime and Dipco. These multi-speaker datasets have the characteristic that the<text:span text:style-name="T9">y have a large variety of noise perturbations. </text:span>The datasets <text:s/>contain .<text:span text:style-name="T9">wav files</text:span> from microphones that were scattered around the room and also recorded the conversations. The recordings of these microphones are more noisy since the signal is not as strong and other natural factors like room reverberation further detriment the performance. <text:span text:style-name="T9">The datasets</text:span> <text:span text:style-name="T9">also </text:span>contain <text:s/>audio recordings which are relatively clean; <text:span text:style-name="T9">these recordings </text:span>are <text:span text:style-name="T9">created </text:span>with a microphone that is in close proximity to the speaker. The "clean" samples can also be used in a synthetic setting where they are overlapped with a high variety of background noises to asses whether the model can achieve the same outputs as for the clean versions. <text:span text:style-name="T9">W</text:span>e plan to use this not for the performance measurement which should be done in a natural environment since human speakers can adapt in noisy environments and the audio of a clean environment overlayed with some artificial noise might be too far <text:span text:style-name="T3">out-of-dsistribution</text:span> to be useful for practice. However we argue that these perturbations can provide valuable insights into the strengths and weaknesses of the model. Specifically they allow for a more fine-grained analysis of the impact of individual model modifications for specific audio settings. They also might lead to better insights regarding composability of different methods. To ensure a fair comparison of the model modifications we propose in addition to the W<text:span text:style-name="T3">ord Error Rate</text:span> metric to also report the number of trainable parameters aswell as the training time. This supervised setting should enable computationally efficient evaluation of the acoustic robustness of whisper and similar models. </text:p>
      <text:p text:style-name="P12">In order to improve their performance on noisy data we look into several methods. [[]] indicate that <text:span text:style-name="T9">W</text:span>hisper learns to condition on the noise instead of learning noise invariant representations. thus it makes sense to use additional layer adapters or lora in order to make the model learn cleaner features while not losing the ability to identify the noise. </text:p>
      <text:p text:style-name="P12"><text:span text:style-name="T6">Based on this paper one p</text:span>otential starting points <text:span text:style-name="T6">could be u</text:span>sing pairwise samples clean vs perturbed to make a re-constructor that generates original clean output signals. This process would ensure that the model is able to generate features that are better suited for transcriptions. The pairwise samples can be generated with the synthetic samples or with the U-microphones that are scattered around the room. </text:p>
      <text:p text:style-name="P12"/>
      <text:p text:style-name="P3"><text:soft-page-break/></text:p>
      <text:p text:style-name="P15">Research Objectives: </text:p>
      <text:p text:style-name="P4">1. Literature Review</text:p>
      <text:p text:style-name="P6">We look into <text:span text:style-name="T4">the State of the Art literature and find methods to make models more robust to noise. The starting points of the research are the paper of the Whisper model[] and of noise robust datasets <text:s/>such as Chime[] and the the DinnerPartyCorpus[]. Both datasets are also part of the chime challenge[].</text:span></text:p>
      <text:p text:style-name="P6"/>
      <text:p text:style-name="P14"><text:span text:style-name="T4">2</text:span>.</text:p>
      <text:p text:style-name="P13">Task: </text:p>
      <text:p text:style-name="P14">Analyze performance and limitations of Whisper in noisy environments <text:span text:style-name="T4">(in our case foremost on the dipco and chime dataset).</text:span></text:p>
      <text:p text:style-name="P13">Research Question: </text:p>
      <text:p text:style-name="P13">How does the Whisper model behave in noisy environments and when does it fail ?</text:p>
      <text:p text:style-name="P13">// <text:span text:style-name="T11">more detailed descfription what type of noise </text:span></text:p>
      <text:p text:style-name="P13">=&gt;</text:p>
      <text:p text:style-name="P3"><text:span text:style-name="T4">2</text:span>.1 <text:span text:style-name="T4">Analyze with the help of </text:span><text:s/>synthetic noise augmentation <text:span text:style-name="T4">on clean samples to estimate the shortcomings</text:span>.</text:p>
      <text:p text:style-name="P3"/>
      <text:p text:style-name="P14"><text:span text:style-name="T4">3</text:span>.</text:p>
      <text:p text:style-name="P13">Task:</text:p>
      <text:p text:style-name="P13">// <text:span text:style-name="T11">more general </text:span></text:p>
      <text:p text:style-name="P14">Identify additional modules that help combat noise robustness and asses their optimal position in the network.</text:p>
      <text:p text:style-name="P13">Research question: </text:p>
      <text:p text:style-name="P13">Which modifications allow the model to be more robust to noise and when are they useful ?</text:p>
      <text:p text:style-name="P13">Starting points:</text:p>
      <text:p text:style-name="P9">- Re-constructor of clean audio with a decoder.</text:p>
      <text:p text:style-name="P9">- LORA and Adapters</text:p>
      <text:p text:style-name="P9">- Contrastive approaches ///</text:p>
      <text:p text:style-name="P10">4.</text:p>
      <text:p text:style-name="P13">Task: </text:p>
      <text:p text:style-name="P10"><text:span text:style-name="T10">E</text:span>valuate the individual approaches with regard to their training time and their performance.</text:p>
      <text:p text:style-name="P13">Research question:</text:p>
      <text:p text:style-name="P13">How well do the individual components aid the model and what is their associated cost ?</text:p>
      <text:p text:style-name="P20"><text:span text:style-name="T8">6</text:span>. Analyze of the trade-off between noise robustness and model performance on clean audio ?</text:p>
      <text:p text:style-name="P19">=&gt; in 4 ? or separate point </text:p>
      <text:p text:style-name="P13"/>
      <text:p text:style-name="P8"><text:span text:style-name="T8">5.</text:span>Opt? </text:p>
      <text:p text:style-name="P13">Task:</text:p>
      <text:p text:style-name="P8">Investigate the combination of different approaches and how well they compliment each other.</text:p>
      <text:p text:style-name="P13">Research Question:</text:p>
      <text:p text:style-name="P13">Are the modifications complimentary if yes under which conditions ?</text:p>
      <text:p text:style-name="P13"/>
      <text:p text:style-name="P18"/>
      <text:p text:style-name="P9"><text:soft-page-break/></text:p>
      <text:p text:style-name="P11"/>
      <text:p text:style-name="P15"/>
      <text:p text:style-name="P3"/>
      <text:p text:style-name="P16">Proposed Approaches</text:p>
      <text:p text:style-name="P16"/>
      <text:p text:style-name="P16"/>
      <text:p text:style-name="P1">Timeplan</text:p>
      <text:p text:style-name="P7">For the implementation and the evaluation of the results 5 months are planned for allocation. For the written thesis and the final presentation 1. months is allocated. Since the large models take a long time to train some of this time is overlapped.</text:p>
      <text:p text:style-name="P2">Bibliography</text:p>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09:13:53.105451434</meta:creation-date>
    <dc:date>2024-08-28T15:26:58.306714678</dc:date>
    <meta:editing-duration>PT1H34M57S</meta:editing-duration>
    <meta:editing-cycles>5</meta:editing-cycles>
    <meta:generator>LibreOffice/7.3.7.2$Linux_X86_64 LibreOffice_project/30$Build-2</meta:generator>
    <meta:document-statistic meta:table-count="0" meta:image-count="0" meta:object-count="0" meta:page-count="3" meta:paragraph-count="44" meta:word-count="891" meta:character-count="5655" meta:non-whitespace-character-count="4789"/>
  </office:meta>
</office:document-meta>
</file>